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fo:font-weight="bold" officeooo:rsid="0012e3c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style:font-name="Arial" fo:font-size="10pt" fo:font-weight="bold" fo:background-color="#ffff00" style:font-size-asian="8.75pt" style:font-weight-asian="bold" style:font-size-complex="10pt" style:font-weight-complex="bold"/>
    </style:style>
    <style:style style:name="P7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6bd1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fo:language="es" fo:country="ES" officeooo:rsid="004d97d8" officeooo:paragraph-rsid="004d97d8" style:letter-kerning="true" fo:background-color="transparent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fo:language="es" fo:country="ES" officeooo:rsid="004d97d8" officeooo:paragraph-rsid="00524fd3" style:letter-kerning="true" fo:background-color="transparent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style:font-name="Arial1" fo:font-size="10pt" officeooo:paragraph-rsid="004867e2" style:font-size-asian="10pt" style:font-size-complex="10pt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341f21"/>
    </style:style>
    <style:style style:name="P12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dbd8d"/>
    </style:style>
    <style:style style:name="P13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63c7a1"/>
    </style:style>
    <style:style style:name="P14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officeooo:rsid="00006a50" officeooo:paragraph-rsid="0058adc9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8adc9" style:font-size-asian="10pt" style:font-name-complex="Arial4" style:font-size-complex="10pt"/>
    </style:style>
    <style:style style:name="P17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761967" officeooo:paragraph-rsid="0063c7a1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8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5204af" officeooo:paragraph-rsid="0063c7a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761967" officeooo:paragraph-rsid="0063c7a1" style:font-size-asian="10pt" style:font-weight-asian="normal" style:font-size-complex="10pt" style:font-weight-complex="normal"/>
    </style:style>
    <style:style style:name="P20" style:family="paragraph" style:parent-style-name="Text_20_body_20__28_user_29_" style:master-page-name="Standard">
      <style:paragraph-properties fo:text-align="center" style:justify-single-word="false" style:page-number="auto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3ef7b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officeooo:rsid="004ed64b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officeooo:rsid="0059c774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style:font-name="Arial1" fo:font-size="10pt" fo:font-weight="bold" officeooo:rsid="0060cfb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1" fo:font-size="10pt" officeooo:rsid="0059c77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1" fo:font-size="10pt" officeooo:rsid="005bd8b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1" fo:font-size="10pt" officeooo:rsid="0060cfb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2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1" style:font-size-complex="10pt" style:font-weight-complex="normal"/>
    </style:style>
    <style:style style:name="T11" style:family="text">
      <style:text-properties officeooo:rsid="0046bd1b"/>
    </style:style>
    <style:style style:name="T12" style:family="text">
      <style:text-properties style:font-name="Arial" fo:font-size="13pt" fo:font-style="italic" fo:font-weight="bold" officeooo:rsid="003ef7b0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T13" style:family="text">
      <style:text-properties style:font-name="Arial" fo:font-size="13pt" fo:font-style="italic" fo:font-weight="bold" officeooo:rsid="0046bd1b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T14" style:family="text">
      <style:text-properties style:font-name="Arial" fo:font-size="13pt" fo:font-style="italic" fo:font-weight="bold" officeooo:rsid="00524fd3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T15" style:family="text">
      <style:text-properties style:font-name="Arial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6" style:family="text">
      <style:text-properties style:font-name="Arial" officeooo:rsid="004f21df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7" style:family="text">
      <style:text-properties style:font-name="Arial" officeooo:rsid="0047e721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8" style:family="text">
      <style:text-properties style:font-name="Arial" officeooo:rsid="0063c7a1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3ef7b0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0" style:family="text">
      <style:text-properties officeooo:rsid="00505369"/>
    </style:style>
    <style:style style:name="T21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22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23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24" style:family="text">
      <style:text-properties fo:language="es" fo:country="ES" fo:font-weight="bold" officeooo:rsid="00149f96" style:font-weight-asian="bold" style:font-weight-complex="bold"/>
    </style:style>
    <style:style style:name="T25" style:family="text">
      <style:text-properties fo:color="#2a6099" loext:opacity="100%" fo:font-weight="bold" style:font-weight-asian="bold" style:font-weight-complex="bold"/>
    </style:style>
    <style:style style:name="T26" style:family="text">
      <style:text-properties fo:color="#2a6099" loext:opacity="100%" fo:font-weight="bold" officeooo:rsid="0064daf0" style:font-weight-asian="bold" style:font-weight-complex="bold"/>
    </style:style>
    <style:style style:name="T27" style:family="text">
      <style:text-properties fo:color="#2a6099" loext:opacity="100%" fo:font-weight="bold" officeooo:rsid="0076d3f4" style:font-weight-asian="bold" style:font-weight-complex="bold"/>
    </style:style>
    <style:style style:name="T28" style:family="text">
      <style:text-properties fo:color="#2a6099" loext:opacity="100%" fo:font-weight="bold" officeooo:rsid="00658e34" style:font-weight-asian="bold" style:font-weight-complex="bold"/>
    </style:style>
    <style:style style:name="T29" style:family="text">
      <style:text-properties fo:color="#2a6099" loext:opacity="100%" style:font-name="Arial1" fo:font-size="10pt" fo:font-weight="bold" officeooo:rsid="005bd8b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0" style:family="text">
      <style:text-properties fo:color="#2a6099" loext:opacity="100%" style:font-name="Arial1" fo:font-size="10pt" fo:font-weight="bold" officeooo:rsid="0060cfb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1" style:family="text">
      <style:text-properties fo:color="#2a6099" loext:opacity="100%" style:font-name="Arial1" fo:font-size="10pt" fo:font-weight="bold" officeooo:rsid="006263d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2" style:family="text">
      <style:text-properties officeooo:rsid="005e50a7"/>
    </style:style>
    <style:style style:name="T33" style:family="text">
      <style:text-properties officeooo:rsid="0063c7a1"/>
    </style:style>
    <style:style style:name="T34" style:family="text">
      <style:text-properties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5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2">P</text:span><text:span text:style-name="T13">ROVI</text:span><text:span text:style-name="T14">DENCIA DE $$ALCALDIA$$</text:span></text:p>
      <text:p text:style-name="P6"/>
      <text:p text:style-name="P14">Número de expediente: $$V_NUMEXP$$ </text:p>
      <text:p text:style-name="P14">Nombre del expediente: $$V_TITULOEXP$$</text:p>
      <text:p text:style-name="P14">Fecha: $$DIA_SISTEMA$$ <text:span text:style-name="T20">de </text:span>$$MES_SISTEMA$$ <text:span text:style-name="T20">de </text:span>$$EJERCICIO_SISTEMA$$</text:p>
      <text:p text:style-name="P5"/>
      <text:p text:style-name="P10"><text:span text:style-name="T1">Visto que el Plan Anual Normativo aprobado por </text:span><text:span text:style-name="T3">a</text:span><text:span text:style-name="T1">cuerdo de Pleno de </text:span><text:span text:style-name="T19">$$F_ACUERDO_PLENO$$</text:span><text:span text:style-name="T1"> para el ejercicio $$EJERCICIO_PAN$$ y publicado en el </text:span><text:span text:style-name="T3">p</text:span><text:span text:style-name="T1">ortal de </text:span><text:span text:style-name="T3">t</text:span><text:span text:style-name="T1">ransparencia, contiene la previsión de aprobación de la </text:span><text:span text:style-name="T3">o</text:span><text:span text:style-name="T1">rdenanza $$MUNICIPAL$$ </text:span><text:span text:style-name="T3">g</text:span><text:span text:style-name="T2">eneral</text:span><text:span text:style-name="T1"> de </text:span><text:span text:style-name="T3">s</text:span><text:span text:style-name="T1">ubvenciones </text:span><text:span text:style-name="T2">e</text:span><text:span text:style-name="T1">n este ejercicio. </text:span></text:p>
      <text:p text:style-name="P11"><text:span text:style-name="T5">Vista la necesidad de regular un procedimiento de aprobación, concesión y justificación de las subvenciones y ayudas, al objeto de establecer unas bases comunes por las que se rijan todas las subvenciones y aportaciones dinerarias sin contraprestación que concede $$ESTE_ART$$ $$TRATAMIENTO_AYTO$$ </text:span><text:span text:style-name="T7">$$AYUNTAMIENTO$$</text:span><text:span text:style-name="T5">.</text:span></text:p>
      <text:p text:style-name="P13"><text:span text:style-name="T29">[En caso de </text:span><text:span text:style-name="T31">que se haya realizado trámite de</text:span><text:span text:style-name="T29"> consulta pública]</text:span><text:span text:style-name="T8">Finalizado el trámite de </text:span><text:span text:style-name="T9">consulta</text:span><text:span text:style-name="T8"> pública relativo</text:span><text:span text:style-name="T5"> a la aprobación de la ordenanza general de subvenciones $$DEL_AYTO$$ $$TRATAMIENTO_AYTO$$ $$NOMBRE_AYTO$$, </text:span></text:p>
      <text:p text:style-name="P13"><text:span text:style-name="T29">[En caso de </text:span><text:span text:style-name="T31">que se haya realizado trámite</text:span><text:span text:style-name="T29"> de </text:span><text:span text:style-name="T30">información</text:span><text:span text:style-name="T29"> pública]</text:span><text:span text:style-name="T8">Finalizado el trámite de información pública relativo</text:span><text:span text:style-name="T5"> a la aprobación de la ordenanza general de subvenciones $$DEL_AYTO$$ $$TRATAMIENTO_AYTO$$ $$NOMBRE_AYTO$$, </text:span></text:p>
      <text:p text:style-name="P18"><text:span text:style-name="T26">[En caso de </text:span><text:span text:style-name="T27">que se haya recabado</text:span><text:span text:style-name="T28">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26">]</text:span><text:span text:style-name="T32">Finalizado el trámite de recogida de la opinión de las organizaciones o asociaciones reconocidas por Ley que agrupen o representen a las personas cuyos derechos o intereses legítimos se vieren afectados por la norma y cuyos fines guarden relación directa con su objeto, en relación </text:span>a la <text:span text:style-name="T33">aprobación </text:span><text:span text:style-name="T15">de </text:span><text:span text:style-name="T18">la</text:span><text:span text:style-name="T15"> </text:span><text:span text:style-name="T16">o</text:span><text:span text:style-name="T15">rdenanza </text:span><text:span text:style-name="T16">g</text:span><text:span text:style-name="T17">eneral</text:span><text:span text:style-name="T15"> de </text:span><text:span text:style-name="T16">s</text:span><text:span text:style-name="T15">ubvenciones </text:span><text:span text:style-name="T34">$$DEL_AYTO$$ $$TRATAMIENTO_AYTO$$ $$NOMBRE_AYTO$$, </text:span></text:p>
      <text:p text:style-name="P19"><text:span text:style-name="T25">[En caso de que no hubiese habido ningún trámite previo de participación]</text:span>En virtud del artículo 133.4 de la Ley 39/2015, de 1 de octubre, del Procedimiento Administrativo Común de las Administraciones Públicas, se prescindió de los trámites de consulta, audiencia e información pública debido a los siguientes motivos:</text:p>
      <text:p text:style-name="P17">$$MOTIVOS_NOPART$$</text:p>
      <text:p text:style-name="P7">D<text:span text:style-name="T11">ISPONGO</text:span></text:p>
      <text:p text:style-name="P7"/>
      <text:p text:style-name="P12"><text:span text:style-name="T4">ÚNICO</text:span><text:span text:style-name="T6">.- Que se emita informe sobre la legislaci</text:span><text:span text:style-name="T5">ón aplicable y adecuación a la legislación de los acuerdos en proyecto.</text:span></text:p>
      <text:p text:style-name="P9"/>
      <text:p text:style-name="P8"/>
      <text:p text:style-name="P16"><text:span text:style-name="Fuente_20_de_20_párrafo_20_predeter."><text:span text:style-name="T21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2"><text:text-input text:description="JOOScript">${(FIRMANTES_FDO_AUXILIAR)!}</text:text-input></text:span></text:span><text:span text:style-name="T24"><text:s/></text:span><text:span text:style-name="Fuente_20_de_20_párrafo_20_predeter."><text:span text:style-name="T23"><text:text-input text:description="JOOScript">${(FIRMANTES_AUXILIAR)!}</text:text-input></text:span></text:span><text:span text:style-name="Fuente_20_de_20_párrafo_20_predeter."><text:span text:style-name="T23"><text:s/></text:span></text:span></text:p>
      <text:p text:style-name="P15"><text:span text:style-name="Fuente_20_de_20_párrafo_20_predeter."><text:span text:style-name="T10"><text:text-input text:description="JOOScript">${(FIRMANTE_DELEGACION_AUXILIAR)!}</text:text-input></text:span></text:span><text:span text:style-name="Fuente_20_de_20_párrafo_20_predeter."><text:span text:style-name="T10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2</meta:editing-cycles>
    <meta:creation-date>2019-09-12T08:50:52.807000000</meta:creation-date>
    <meta:editing-duration>P1DT17H22M47S</meta:editing-duration>
    <meta:generator>LibreOffice/7.0.2.2$Windows_X86_64 LibreOffice_project/8349ace3c3162073abd90d81fd06dcfb6b36b994</meta:generator>
    <dc:date>2021-03-04T15:28:36.904000000</dc:date>
    <meta:document-statistic meta:table-count="0" meta:image-count="0" meta:object-count="0" meta:page-count="1" meta:paragraph-count="21" meta:word-count="342" meta:character-count="2538" meta:non-whitespace-character-count="2216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